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-color="#1b78dc" draw:textarea-horizontal-align="justify" draw:textarea-vertical-align="middle" draw:auto-grow-height="false" fo:min-height="4.322cm" fo:min-width="2.54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1b78dc" draw:textarea-horizontal-align="justify" draw:textarea-vertical-align="middle" draw:auto-grow-height="false" fo:min-height="4.135cm" fo:min-width="2.548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1b78dc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54cm" svg:y1="4.296cm" svg:x2="6.874cm" svg:y2="4.296cm">
          <text:p/>
        </draw:line>
        <draw:line draw:style-name="gr1" draw:text-style-name="P1" draw:layer="layout" svg:x1="1.54cm" svg:y1="4.296cm" svg:x2="2.048cm" svg:y2="3.28cm">
          <text:p/>
        </draw:line>
        <draw:line draw:style-name="gr1" draw:text-style-name="P1" draw:layer="layout" svg:x1="3.826cm" svg:y1="4.296cm" svg:x2="4.334cm" svg:y2="3.28cm">
          <text:p/>
        </draw:line>
        <draw:line draw:style-name="gr1" draw:text-style-name="P1" draw:layer="layout" svg:x1="3.064cm" svg:y1="4.296cm" svg:x2="3.572cm" svg:y2="3.28cm">
          <text:p/>
        </draw:line>
        <draw:line draw:style-name="gr1" draw:text-style-name="P1" draw:layer="layout" svg:x1="2.302cm" svg:y1="4.296cm" svg:x2="2.81cm" svg:y2="3.28cm">
          <text:p/>
        </draw:line>
        <draw:line draw:style-name="gr1" draw:text-style-name="P1" draw:layer="layout" svg:x1="4.588cm" svg:y1="4.296cm" svg:x2="5.096cm" svg:y2="3.28cm">
          <text:p/>
        </draw:line>
        <draw:line draw:style-name="gr1" draw:text-style-name="P1" draw:layer="layout" svg:x1="5.35cm" svg:y1="4.296cm" svg:x2="5.858cm" svg:y2="3.28cm">
          <text:p/>
        </draw:line>
        <draw:line draw:style-name="gr1" draw:text-style-name="P1" draw:layer="layout" svg:x1="6.112cm" svg:y1="4.296cm" svg:x2="6.62cm" svg:y2="3.28cm">
          <text:p/>
        </draw:line>
        <draw:line draw:style-name="gr1" draw:text-style-name="P1" draw:layer="layout" svg:x1="6.874cm" svg:y1="4.296cm" svg:x2="7.382cm" svg:y2="3.28cm">
          <text:p/>
        </draw:line>
        <draw:custom-shape draw:style-name="gr2" draw:text-style-name="P2" draw:layer="layout" svg:width="3.048cm" svg:height="4.572cm" draw:transform="rotate (0.564614013020166) translate (2.556cm 6.529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97cm" svg:y1="4.296cm" svg:x2="16.331cm" svg:y2="4.296cm">
          <text:p/>
        </draw:line>
        <draw:line draw:style-name="gr1" draw:text-style-name="P1" draw:layer="layout" svg:x1="10.997cm" svg:y1="4.296cm" svg:x2="11.505cm" svg:y2="3.28cm">
          <text:p/>
        </draw:line>
        <draw:line draw:style-name="gr1" draw:text-style-name="P1" draw:layer="layout" svg:x1="13.283cm" svg:y1="4.296cm" svg:x2="13.791cm" svg:y2="3.28cm">
          <text:p/>
        </draw:line>
        <draw:line draw:style-name="gr1" draw:text-style-name="P1" draw:layer="layout" svg:x1="12.521cm" svg:y1="4.296cm" svg:x2="13.029cm" svg:y2="3.28cm">
          <text:p/>
        </draw:line>
        <draw:line draw:style-name="gr1" draw:text-style-name="P1" draw:layer="layout" svg:x1="11.759cm" svg:y1="4.296cm" svg:x2="12.267cm" svg:y2="3.28cm">
          <text:p/>
        </draw:line>
        <draw:line draw:style-name="gr1" draw:text-style-name="P1" draw:layer="layout" svg:x1="14.045cm" svg:y1="4.296cm" svg:x2="14.553cm" svg:y2="3.28cm">
          <text:p/>
        </draw:line>
        <draw:line draw:style-name="gr1" draw:text-style-name="P1" draw:layer="layout" svg:x1="14.807cm" svg:y1="4.296cm" svg:x2="15.315cm" svg:y2="3.28cm">
          <text:p/>
        </draw:line>
        <draw:line draw:style-name="gr1" draw:text-style-name="P1" draw:layer="layout" svg:x1="15.569cm" svg:y1="4.296cm" svg:x2="16.077cm" svg:y2="3.28cm">
          <text:p/>
        </draw:line>
        <draw:line draw:style-name="gr1" draw:text-style-name="P1" draw:layer="layout" svg:x1="16.331cm" svg:y1="4.296cm" svg:x2="16.839cm" svg:y2="3.28cm">
          <text:p/>
        </draw:line>
        <draw:custom-shape draw:style-name="gr2" draw:text-style-name="P2" draw:layer="layout" svg:width="3.048cm" svg:height="4.572cm" draw:transform="rotate (0.000174532925199433) translate (12.462cm 5.36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887cm" svg:y1="4.296cm" svg:x2="25.221cm" svg:y2="4.296cm">
          <text:p/>
        </draw:line>
        <draw:line draw:style-name="gr1" draw:text-style-name="P1" draw:layer="layout" svg:x1="19.887cm" svg:y1="4.296cm" svg:x2="20.395cm" svg:y2="3.28cm">
          <text:p/>
        </draw:line>
        <draw:line draw:style-name="gr1" draw:text-style-name="P1" draw:layer="layout" svg:x1="22.173cm" svg:y1="4.296cm" svg:x2="22.681cm" svg:y2="3.28cm">
          <text:p/>
        </draw:line>
        <draw:line draw:style-name="gr1" draw:text-style-name="P1" draw:layer="layout" svg:x1="21.411cm" svg:y1="4.296cm" svg:x2="21.919cm" svg:y2="3.28cm">
          <text:p/>
        </draw:line>
        <draw:line draw:style-name="gr1" draw:text-style-name="P1" draw:layer="layout" svg:x1="20.649cm" svg:y1="4.296cm" svg:x2="21.157cm" svg:y2="3.28cm">
          <text:p/>
        </draw:line>
        <draw:line draw:style-name="gr1" draw:text-style-name="P1" draw:layer="layout" svg:x1="22.935cm" svg:y1="4.296cm" svg:x2="23.443cm" svg:y2="3.28cm">
          <text:p/>
        </draw:line>
        <draw:line draw:style-name="gr1" draw:text-style-name="P1" draw:layer="layout" svg:x1="23.697cm" svg:y1="4.296cm" svg:x2="24.205cm" svg:y2="3.28cm">
          <text:p/>
        </draw:line>
        <draw:line draw:style-name="gr1" draw:text-style-name="P1" draw:layer="layout" svg:x1="24.459cm" svg:y1="4.296cm" svg:x2="24.967cm" svg:y2="3.28cm">
          <text:p/>
        </draw:line>
        <draw:line draw:style-name="gr1" draw:text-style-name="P1" draw:layer="layout" svg:x1="25.221cm" svg:y1="4.296cm" svg:x2="25.729cm" svg:y2="3.28cm">
          <text:p/>
        </draw:line>
        <draw:custom-shape draw:style-name="gr2" draw:text-style-name="P2" draw:layer="layout" svg:width="3.048cm" svg:height="4.572cm" draw:transform="rotate (2.8007298506753) translate (23.716cm 10.392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3.318cm" svg:y="2.064cm">
          <draw:text-box>
            <text:p>Ramp</text:p>
          </draw:text-box>
        </draw:frame>
        <draw:frame draw:style-name="gr3" draw:text-style-name="P3" draw:layer="layout" svg:width="2.54cm" svg:height="0.962cm" svg:x="12.716cm" svg:y="2.064cm">
          <draw:text-box>
            <text:p>Ramp</text:p>
          </draw:text-box>
        </draw:frame>
        <draw:frame draw:style-name="gr3" draw:text-style-name="P3" draw:layer="layout" svg:width="2.54cm" svg:height="0.962cm" svg:x="21.606cm" svg:y="2.01cm">
          <draw:text-box>
            <text:p>Ramp</text:p>
          </draw:text-box>
        </draw:frame>
        <draw:connector draw:style-name="gr4" draw:text-style-name="P1" draw:layer="layout" draw:type="line" svg:x1="5.067cm" svg:y1="7.821cm" svg:x2="5.858cm" svg:y2="7.388cm" svg:d="M5067 7821l791-433" svg:viewBox="0 0 792 434">
          <text:p/>
        </draw:connector>
        <draw:connector draw:style-name="gr4" draw:text-style-name="P1" draw:layer="layout" draw:type="line" svg:x1="5.067cm" svg:y1="7.822cm" svg:x2="4.638cm" svg:y2="7.09cm" svg:d="M5067 7822l-429-732" svg:viewBox="0 0 430 733">
          <text:p/>
        </draw:connector>
        <draw:connector draw:style-name="gr5" draw:text-style-name="P1" draw:layer="layout" draw:type="line" svg:x1="5.067cm" svg:y1="7.822cm" svg:x2="5.858cm" svg:y2="7.389cm" svg:d="M5067 7822l791-433" svg:viewBox="0 0 792 434">
          <text:p/>
        </draw:connector>
        <draw:connector draw:style-name="gr5" draw:text-style-name="P1" draw:layer="layout" draw:type="line" svg:x1="5.067cm" svg:y1="7.823cm" svg:x2="4.638cm" svg:y2="7.091cm" svg:d="M5067 7823l-429-732" svg:viewBox="0 0 430 733">
          <text:p/>
        </draw:connector>
        <draw:connector draw:style-name="gr5" draw:text-style-name="P1" draw:layer="layout" draw:type="line" svg:x1="22.672cm" svg:y1="7.92cm" svg:x2="23.74cm" svg:y2="8.245cm" svg:d="M22672 7920l1068 325" svg:viewBox="0 0 1069 326">
          <text:p/>
        </draw:connector>
        <draw:connector draw:style-name="gr5" draw:text-style-name="P1" draw:layer="layout" draw:type="line" svg:x1="22.672cm" svg:y1="7.92cm" svg:x2="23.022cm" svg:y2="6.906cm" svg:d="M22672 7920l350-1014" svg:viewBox="0 0 351 1015">
          <text:p/>
        </draw:connector>
        <draw:connector draw:style-name="gr5" draw:text-style-name="P1" draw:layer="layout" draw:type="line" svg:x1="13.79cm" svg:y1="7.843cm" svg:x2="13.732cm" svg:y2="6.794cm" svg:d="M13790 7843l-58-1049" svg:viewBox="0 0 59 1050">
          <text:p/>
        </draw:connector>
        <draw:connector draw:style-name="gr5" draw:text-style-name="P1" draw:layer="layout" draw:type="line" svg:x1="13.79cm" svg:y1="7.843cm" svg:x2="14.896cm" svg:y2="7.852cm" svg:d="M13790 7843l1106 9" svg:viewBox="0 0 1107 10">
          <text:p/>
        </draw:connector>
        <draw:frame draw:style-name="gr6" draw:text-style-name="P4" draw:layer="layout" svg:width="6.558cm" svg:height="1.026cm" svg:x="10.855cm" svg:y="14.524cm">
          <draw:text-box>
            <text:p><text:span text:style-name="T1">🟦 </text:span><text:span text:style-name="T1">Robile platform</text:span></text:p>
          </draw:text-box>
        </draw:frame>
        <draw:frame draw:style-name="gr7" draw:text-style-name="P6" draw:layer="layout" svg:width="7.62cm" svg:height="2.384cm" svg:x="1.256cm" svg:y="10.997cm">
          <draw:text-box>
            <text:p text:style-name="P5">Clock-wise angular displacement</text:p>
          </draw:text-box>
        </draw:frame>
        <draw:frame draw:style-name="gr8" draw:text-style-name="P6" draw:layer="layout" svg:width="4.572cm" svg:height="1.673cm" svg:x="11.692cm" svg:y="10.997cm">
          <draw:text-box>
            <text:p text:style-name="P5">Orthogonal to the ramp line</text:p>
          </draw:text-box>
        </draw:frame>
        <draw:frame draw:style-name="gr9" draw:text-style-name="P8" draw:layer="layout" svg:width="7.112cm" svg:height="2.384cm" svg:x="19.696cm" svg:y="11.092cm">
          <draw:text-box>
            <text:p text:style-name="P7">Anti clock-wise angular displacement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1.54cm" svg:y1="4.296cm" svg:x2="6.874cm" svg:y2="4.296cm">
          <text:p/>
        </draw:line>
        <draw:line draw:style-name="gr1" draw:text-style-name="P1" draw:layer="layout" svg:x1="1.54cm" svg:y1="4.296cm" svg:x2="2.048cm" svg:y2="3.28cm">
          <text:p/>
        </draw:line>
        <draw:line draw:style-name="gr1" draw:text-style-name="P1" draw:layer="layout" svg:x1="3.826cm" svg:y1="4.296cm" svg:x2="4.334cm" svg:y2="3.28cm">
          <text:p/>
        </draw:line>
        <draw:line draw:style-name="gr1" draw:text-style-name="P1" draw:layer="layout" svg:x1="3.064cm" svg:y1="4.296cm" svg:x2="3.572cm" svg:y2="3.28cm">
          <text:p/>
        </draw:line>
        <draw:line draw:style-name="gr1" draw:text-style-name="P1" draw:layer="layout" svg:x1="2.302cm" svg:y1="4.296cm" svg:x2="2.81cm" svg:y2="3.28cm">
          <text:p/>
        </draw:line>
        <draw:line draw:style-name="gr1" draw:text-style-name="P1" draw:layer="layout" svg:x1="4.588cm" svg:y1="4.296cm" svg:x2="5.096cm" svg:y2="3.28cm">
          <text:p/>
        </draw:line>
        <draw:line draw:style-name="gr1" draw:text-style-name="P1" draw:layer="layout" svg:x1="5.35cm" svg:y1="4.296cm" svg:x2="5.858cm" svg:y2="3.28cm">
          <text:p/>
        </draw:line>
        <draw:line draw:style-name="gr1" draw:text-style-name="P1" draw:layer="layout" svg:x1="6.112cm" svg:y1="4.296cm" svg:x2="6.62cm" svg:y2="3.28cm">
          <text:p/>
        </draw:line>
        <draw:line draw:style-name="gr1" draw:text-style-name="P1" draw:layer="layout" svg:x1="6.874cm" svg:y1="4.296cm" svg:x2="7.382cm" svg:y2="3.28cm">
          <text:p/>
        </draw:line>
        <draw:custom-shape draw:style-name="gr2" draw:text-style-name="P2" draw:layer="layout" svg:width="3.048cm" svg:height="4.572cm" draw:transform="rotate (2.12738182525589) translate (3.488cm 10.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0.997cm" svg:y1="4.296cm" svg:x2="16.331cm" svg:y2="4.296cm">
          <text:p/>
        </draw:line>
        <draw:line draw:style-name="gr1" draw:text-style-name="P1" draw:layer="layout" svg:x1="10.997cm" svg:y1="4.296cm" svg:x2="11.505cm" svg:y2="3.28cm">
          <text:p/>
        </draw:line>
        <draw:line draw:style-name="gr1" draw:text-style-name="P1" draw:layer="layout" svg:x1="13.283cm" svg:y1="4.296cm" svg:x2="13.791cm" svg:y2="3.28cm">
          <text:p/>
        </draw:line>
        <draw:line draw:style-name="gr1" draw:text-style-name="P1" draw:layer="layout" svg:x1="12.521cm" svg:y1="4.296cm" svg:x2="13.029cm" svg:y2="3.28cm">
          <text:p/>
        </draw:line>
        <draw:line draw:style-name="gr1" draw:text-style-name="P1" draw:layer="layout" svg:x1="11.759cm" svg:y1="4.296cm" svg:x2="12.267cm" svg:y2="3.28cm">
          <text:p/>
        </draw:line>
        <draw:line draw:style-name="gr1" draw:text-style-name="P1" draw:layer="layout" svg:x1="14.045cm" svg:y1="4.296cm" svg:x2="14.553cm" svg:y2="3.28cm">
          <text:p/>
        </draw:line>
        <draw:line draw:style-name="gr1" draw:text-style-name="P1" draw:layer="layout" svg:x1="14.807cm" svg:y1="4.296cm" svg:x2="15.315cm" svg:y2="3.28cm">
          <text:p/>
        </draw:line>
        <draw:line draw:style-name="gr1" draw:text-style-name="P1" draw:layer="layout" svg:x1="15.569cm" svg:y1="4.296cm" svg:x2="16.077cm" svg:y2="3.28cm">
          <text:p/>
        </draw:line>
        <draw:line draw:style-name="gr1" draw:text-style-name="P1" draw:layer="layout" svg:x1="16.331cm" svg:y1="4.296cm" svg:x2="16.839cm" svg:y2="3.28cm">
          <text:p/>
        </draw:line>
        <draw:custom-shape draw:style-name="gr11" draw:text-style-name="P2" draw:layer="layout" svg:width="3.048cm" svg:height="4.385cm" draw:transform="skewX (0.000174532925199433) rotate (1.5709708597201) translate (11.601cm 9.174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887cm" svg:y1="4.296cm" svg:x2="25.221cm" svg:y2="4.296cm">
          <text:p/>
        </draw:line>
        <draw:line draw:style-name="gr1" draw:text-style-name="P1" draw:layer="layout" svg:x1="19.887cm" svg:y1="4.296cm" svg:x2="20.395cm" svg:y2="3.28cm">
          <text:p/>
        </draw:line>
        <draw:line draw:style-name="gr1" draw:text-style-name="P1" draw:layer="layout" svg:x1="22.173cm" svg:y1="4.296cm" svg:x2="22.681cm" svg:y2="3.28cm">
          <text:p/>
        </draw:line>
        <draw:line draw:style-name="gr1" draw:text-style-name="P1" draw:layer="layout" svg:x1="21.411cm" svg:y1="4.296cm" svg:x2="21.919cm" svg:y2="3.28cm">
          <text:p/>
        </draw:line>
        <draw:line draw:style-name="gr1" draw:text-style-name="P1" draw:layer="layout" svg:x1="20.649cm" svg:y1="4.296cm" svg:x2="21.157cm" svg:y2="3.28cm">
          <text:p/>
        </draw:line>
        <draw:line draw:style-name="gr1" draw:text-style-name="P1" draw:layer="layout" svg:x1="22.935cm" svg:y1="4.296cm" svg:x2="23.443cm" svg:y2="3.28cm">
          <text:p/>
        </draw:line>
        <draw:line draw:style-name="gr1" draw:text-style-name="P1" draw:layer="layout" svg:x1="23.697cm" svg:y1="4.296cm" svg:x2="24.205cm" svg:y2="3.28cm">
          <text:p/>
        </draw:line>
        <draw:line draw:style-name="gr1" draw:text-style-name="P1" draw:layer="layout" svg:x1="24.459cm" svg:y1="4.296cm" svg:x2="24.967cm" svg:y2="3.28cm">
          <text:p/>
        </draw:line>
        <draw:line draw:style-name="gr1" draw:text-style-name="P1" draw:layer="layout" svg:x1="25.221cm" svg:y1="4.296cm" svg:x2="25.729cm" svg:y2="3.28cm">
          <text:p/>
        </draw:line>
        <draw:custom-shape draw:style-name="gr2" draw:text-style-name="P2" draw:layer="layout" svg:width="3.048cm" svg:height="4.572cm" draw:transform="rotate (-2.12965075328348) translate (25.59cm 7.647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3.318cm" svg:y="2.064cm">
          <draw:text-box>
            <text:p>Ramp</text:p>
          </draw:text-box>
        </draw:frame>
        <draw:frame draw:style-name="gr3" draw:text-style-name="P3" draw:layer="layout" svg:width="2.54cm" svg:height="0.962cm" svg:x="12.716cm" svg:y="2.064cm">
          <draw:text-box>
            <text:p>Ramp</text:p>
          </draw:text-box>
        </draw:frame>
        <draw:frame draw:style-name="gr3" draw:text-style-name="P3" draw:layer="layout" svg:width="2.54cm" svg:height="0.962cm" svg:x="21.606cm" svg:y="2.01cm">
          <draw:text-box>
            <text:p>Ramp</text:p>
          </draw:text-box>
        </draw:frame>
        <draw:connector draw:style-name="gr4" draw:text-style-name="P1" draw:layer="layout" draw:type="line" svg:x1="4.702cm" svg:y1="7.66cm" svg:x2="3.966cm" svg:y2="8.083cm" svg:d="M4702 7660l-736 423" svg:viewBox="0 0 737 424">
          <text:p/>
        </draw:connector>
        <draw:connector draw:style-name="gr5" draw:text-style-name="P1" draw:layer="layout" draw:type="line" svg:x1="4.702cm" svg:y1="7.66cm" svg:x2="5.127cm" svg:y2="8.431cm" svg:d="M4702 7660l425 771" svg:viewBox="0 0 426 772">
          <text:p/>
        </draw:connector>
        <draw:connector draw:style-name="gr5" draw:text-style-name="P1" draw:layer="layout" draw:type="line" svg:x1="4.703cm" svg:y1="7.66cm" svg:x2="3.967cm" svg:y2="8.083cm" svg:d="M4703 7660l-736 423" svg:viewBox="0 0 737 424">
          <text:p/>
        </draw:connector>
        <draw:connector draw:style-name="gr5" draw:text-style-name="P1" draw:layer="layout" draw:type="line" svg:x1="23.05cm" svg:y1="7.632cm" svg:x2="22.512cm" svg:y2="8.564cm" svg:d="M23050 7632l-538 932" svg:viewBox="0 0 539 933">
          <text:p/>
        </draw:connector>
        <draw:connector draw:style-name="gr5" draw:text-style-name="P1" draw:layer="layout" draw:type="line" svg:x1="23.05cm" svg:y1="7.632cm" svg:x2="22.136cm" svg:y2="7.071cm" svg:d="M23050 7632l-914-561" svg:viewBox="0 0 915 562">
          <text:p/>
        </draw:connector>
        <draw:connector draw:style-name="gr5" draw:text-style-name="P1" draw:layer="layout" draw:type="line" svg:x1="13.99cm" svg:y1="7.843cm" svg:x2="13.932cm" svg:y2="6.794cm" svg:d="M13990 7843l-58-1049" svg:viewBox="0 0 59 1050">
          <text:p/>
        </draw:connector>
        <draw:connector draw:style-name="gr5" draw:text-style-name="P1" draw:layer="layout" draw:type="line" svg:x1="13.99cm" svg:y1="7.843cm" svg:x2="12.95cm" svg:y2="7.869cm" svg:d="M13990 7843l-1040 26" svg:viewBox="0 0 1041 27">
          <text:p/>
        </draw:connector>
        <draw:frame draw:style-name="gr6" draw:text-style-name="P4" draw:layer="layout" svg:width="6.558cm" svg:height="1.026cm" svg:x="10.855cm" svg:y="14.524cm">
          <draw:text-box>
            <text:p><text:span text:style-name="T1">🟦 </text:span><text:span text:style-name="T1">Robile platform</text:span></text:p>
          </draw:text-box>
        </draw:frame>
        <draw:frame draw:style-name="gr7" draw:text-style-name="P6" draw:layer="layout" svg:width="7.62cm" svg:height="2.384cm" svg:x="1.256cm" svg:y="10.997cm">
          <draw:text-box>
            <text:p text:style-name="P5">Clock-wise angular displacement</text:p>
          </draw:text-box>
        </draw:frame>
        <draw:frame draw:style-name="gr8" draw:text-style-name="P6" draw:layer="layout" svg:width="4.572cm" svg:height="1.673cm" svg:x="11.692cm" svg:y="10.997cm">
          <draw:text-box>
            <text:p text:style-name="P5">Orthogonal to the ramp line</text:p>
          </draw:text-box>
        </draw:frame>
        <draw:frame draw:style-name="gr12" draw:text-style-name="P8" draw:layer="layout" svg:width="7.112cm" svg:height="2.384cm" svg:x="19.696cm" svg:y="11.092cm">
          <draw:text-box>
            <text:p text:style-name="P7">Anti clock-wise angular displacement</text:p>
          </draw:text-box>
        </draw:frame>
        <draw:custom-shape draw:style-name="gr13" draw:text-style-name="P10" draw:layer="layout" svg:width="0.254cm" svg:height="0.254cm" svg:x="4.572cm" svg:y="7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4cm" svg:height="0.254cm" svg:x="13.883cm" svg:y="7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4cm" svg:height="0.254cm" svg:x="22.86cm" svg:y="7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8.89cm" svg:height="0.962cm" svg:x="21.436cm" svg:y="14.986cm">
          <draw:text-box>
            <text:p><text:span text:style-name="T2">*arrows follow right-hand rule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2:43:32.682315970</meta:creation-date>
    <dc:date>2022-06-12T18:37:08.981686610</dc:date>
    <meta:editing-duration>PT22M2S</meta:editing-duration>
    <meta:editing-cycles>5</meta:editing-cycles>
    <meta:generator>LibreOffice/6.4.7.2$Linux_X86_64 LibreOffice_project/40$Build-2</meta:generator>
    <meta:document-statistic meta:object-count="118"/>
  </office:meta>
</office:document-meta>
</file>